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00000019CC33987AB736EA74B.jpg" manifest:media-type="image/jpeg"/>
  <manifest:file-entry manifest:full-path="Pictures/10000000000001D7000000275D5B55975071E4D6.jpg" manifest:media-type="image/jpeg"/>
  <manifest:file-entry manifest:full-path="Pictures/10000000000002210000002719AB6F9A14FF58C4.jpg" manifest:media-type="image/jpeg"/>
  <manifest:file-entry manifest:full-path="Pictures/100000000000036D0000019A7CA80F3AF0A9385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1.92mm" svg:y="2.93mm" svg:width="144.2mm" svg:height="10.32mm" draw:z-index="0"><draw:image xlink:href="Pictures/10000000000002210000002719AB6F9A14FF58C4.jpg" xlink:type="simple" xlink:show="embed" xlink:actuate="onLoad" loext:mime-type="image/jpeg"/></draw:frame><draw:frame draw:style-name="fr1" draw:name="Image2" text:anchor-type="paragraph" svg:x="-1.92mm" svg:y="13.23mm" svg:width="175.9mm" svg:height="82.21mm" draw:z-index="1"><draw:image xlink:href="Pictures/100000000000036D0000019A7CA80F3AF0A93858.jpg" xlink:type="simple" xlink:show="embed" xlink:actuate="onLoad" loext:mime-type="image/jpeg"/></draw:frame><draw:frame draw:style-name="fr1" draw:name="Image3" text:anchor-type="paragraph" svg:x="-6.09mm" svg:y="111.14mm" svg:width="124.62mm" svg:height="10.32mm" draw:z-index="2"><draw:image xlink:href="Pictures/10000000000001D7000000275D5B55975071E4D6.jpg" xlink:type="simple" xlink:show="embed" xlink:actuate="onLoad" loext:mime-type="image/jpeg"/></draw:frame><draw:frame draw:style-name="fr1" draw:name="Image4" text:anchor-type="paragraph" svg:x="-6.01mm" svg:y="122.91mm" svg:width="175.9mm" svg:height="82.34mm" draw:z-index="3"><draw:image xlink:href="Pictures/10000000000003700000019CC33987AB736EA74B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23:30:11.103429767</meta:creation-date>
    <dc:date>2019-06-21T23:31:28.492210709</dc:date>
    <meta:editing-duration>PT1M18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2.4.2.0$Linux_X86_64 LibreOffice_project/20$Build-2</meta:generator>
  </office:meta>
</office:document-meta>
</file>